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WithDeltaTest.testEqualsWithDelta_NullAct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WithDeltaTest.equalsWithDelta( final Double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WithDeltaTest.testEqualsWithDelta_NullActualAnd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qualsWithDeltaTest.testEqualsWithDelta_WhenActualAndExpectedAreTheSam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qualsWithDeltaTest.testEqualsWithDelta_Null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